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/>
    </style:style>
    <style:style style:name="P2" style:family="paragraph" style:parent-style-name="Standard">
      <style:text-properties style:font-name="FreeMono" fo:font-weight="bold" style:font-weight-asian="bold" style:font-weight-complex="bold"/>
    </style:style>
    <style:style style:name="P3" style:family="paragraph" style:parent-style-name="Horizontal_20_Line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RPRISE QUIZ!!!</text:p>
      <text:p text:style-name="Standard"/>
      <text:p text:style-name="Standard">1.</text:p>
      <text:p text:style-name="P1"><text:tab/><text:tab/><text:tab/>.data</text:p>
      <text:p text:style-name="P1"><text:tab/><text:tab/><text:tab/>.align<text:tab/>2</text:p>
      <text:p text:style-name="P1"><text:tab/>a:<text:tab/><text:tab/>.word<text:tab/>2</text:p>
      <text:p text:style-name="P1"><text:tab/>b:<text:tab/><text:tab/>.word<text:tab/>6</text:p>
      <text:p text:style-name="P1"><text:tab/>c:<text:tab/><text:tab/>.word<text:tab/>5</text:p>
      <text:p text:style-name="P1"><text:tab/>outlab:<text:tab/>.asciiz<text:tab/>“f = “</text:p>
      <text:p text:style-name="P1"><text:tab/></text:p>
      <text:p text:style-name="P1"><text:tab/><text:tab/><text:tab/>.text</text:p>
      <text:p text:style-name="P1"><text:tab/><text:tab/><text:tab/>.align<text:tab/>2</text:p>
      <text:p text:style-name="P1"><text:tab/><text:tab/><text:tab/>.global<text:tab/>main</text:p>
      <text:p text:style-name="P1"><text:tab/>main:<text:tab/>lw<text:tab/><text:tab/>$s0, a</text:p>
      <text:p text:style-name="P1"><text:tab/><text:tab/><text:tab/>lw<text:tab/><text:tab/>$s1, b</text:p>
      <text:p text:style-name="P1"><text:tab/><text:tab/><text:tab/>lw<text:tab/><text:tab/>$s2, c</text:p>
      <text:p text:style-name="P1"><text:tab/><text:tab/><text:tab/>sub<text:tab/><text:tab/>$t0, $so, $s1<text:tab/>#$t0=a-b</text:p>
      <text:p text:style-name="P1"><text:tab/><text:tab/><text:tab/>add<text:tab/><text:tab/>$t0, $to, $s2<text:tab/>#$t0=(a-b)+c</text:p>
      <text:p text:style-name="P1"><text:tab/><text:tab/><text:tab/>sw<text:tab/><text:tab/>$t0, f<text:tab/><text:tab/>#f=(a-b)+c</text:p>
      <text:p text:style-name="P1"><text:tab/><text:tab/><text:tab/>li<text:tab/><text:tab/>$v0, 4</text:p>
      <text:p text:style-name="P1"><text:tab/><text:tab/><text:tab/>la<text:tab/><text:tab/>$a0, outlab</text:p>
      <text:p text:style-name="P1"><text:tab/><text:tab/><text:tab/>syscall</text:p>
      <text:p text:style-name="P1"><text:tab/><text:tab/><text:tab/>li<text:tab/><text:tab/>$v0, 1</text:p>
      <text:p text:style-name="P1"><text:tab/><text:tab/><text:tab/>la<text:tab/><text:tab/>$a0, f</text:p>
      <text:p text:style-name="P1"><text:tab/><text:tab/><text:tab/>syscall</text:p>
      <text:p text:style-name="P1"><text:tab/><text:tab/><text:tab/>li<text:tab/><text:tab/>$v0, 10</text:p>
      <text:p text:style-name="P1"><text:tab/><text:tab/><text:tab/>syscall</text:p>
      <text:p text:style-name="P1"/>
      <text:p text:style-name="P1">2.</text:p>
      <text:p text:style-name="P1"><text:tab/>less:<text:tab/>slt<text:tab/>$t0, $a1, $a0<text:tab/><text:tab/>#$t0 = 1 y $a0 &lt; $a1</text:p>
      <text:p text:style-name="P1"><text:tab/><text:tab/><text:tab/>bne<text:tab/>$t0, $zero, ret1</text:p>
      <text:p text:style-name="P1"><text:tab/><text:tab/><text:tab/>move<text:tab/>$v0, $zero.<text:tab/><text:tab/>#return 0</text:p>
      <text:p text:style-name="P1"><text:tab/><text:tab/><text:tab/>jr<text:tab/>$ra</text:p>
      <text:p text:style-name="P1"><text:tab/>ret1:<text:tab/>addi $v0, $zero<text:tab/><text:tab/>#return 1</text:p>
      <text:p text:style-name="P1"><text:tab/><text:tab/><text:tab/>jr $ra</text:p>
      <text:p text:style-name="P1"/>
      <text:p text:style-name="P3"/>
      <text:p text:style-name="P2">In class notes resumed:</text:p>
      <text:p text:style-name="P1"/>
      <text:p text:style-name="P1">array index:<text:tab/>$s1<text:tab/>i</text:p>
      <text:p text:style-name="P1">array length:<text:tab/>$t2<text:tab/>length</text:p>
      <text:p text:style-name="P1"><text:tab/><text:tab/>i &gt;= length</text:p>
      <text:p text:style-name="P1"><text:tab/><text:tab/>$s1 &gt;= $t2</text:p>
      <text:p text:style-name="P1"/>
      <text:p text:style-name="P1"><text:tab/><text:tab/><text:tab/>&lt; 0</text:p>
      <text:p text:style-name="P1"><text:tab/><text:tab/>$s1 &lt;0 → 1</text:p>
      <text:p text:style-name="P1"><text:tab/>sltu $to, $s1, $t2<text:tab/># $t0 = 0 y $s1 &gt; $t2<text:tab/><text:tab/>i &gt;=length</text:p>
      <text:p text:style-name="P1"><text:tab/>beq<text:tab/>$t0, $zero, outOfBou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210<text:tab/>ICN<text:tab/>2011110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1-01T10:10:29</meta:creation-date>
    <dc:date>2011-11-01T10:44:18</dc:date>
    <dc:creator>Braden Licastro</dc:creator>
    <meta:editing-duration>PT00H33M51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1" meta:paragraph-count="43" meta:word-count="145" meta:character-count="726"/>
  </office:meta>
</office:document-meta>
</file>